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304cm" style:rel-column-width="2440*"/>
    </style:style>
    <style:style style:name="Table1.B" style:family="table-column">
      <style:table-column-properties style:column-width="12.696cm" style:rel-column-width="7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0pt" fo:font-weight="bold" officeooo:rsid="001543e8" officeooo:paragraph-rsid="001543e8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16ffef" officeooo:paragraph-rsid="0016ffef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88e83" officeooo:paragraph-rsid="00188e83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normal" officeooo:rsid="001543e8" officeooo:paragraph-rsid="001543e8" style:font-size-asian="17.5pt" style:font-weight-asian="normal" style:font-size-complex="20pt" style:font-weight-complex="normal"/>
    </style:style>
    <style:style style:name="P5" style:family="paragraph" style:parent-style-name="Standard" style:list-style-name="L1">
      <style:text-properties fo:font-size="20pt" fo:font-weight="normal" officeooo:rsid="001543e8" officeooo:paragraph-rsid="001543e8" style:font-size-asian="17.5pt" style:font-weight-asian="normal" style:font-size-complex="20pt" style:font-weight-complex="normal"/>
    </style:style>
    <style:style style:name="P6" style:family="paragraph" style:parent-style-name="Standard">
      <style:text-properties fo:font-size="20pt" fo:font-weight="normal" officeooo:rsid="0016ffef" officeooo:paragraph-rsid="0016ffef" style:font-size-asian="17.5pt" style:font-weight-asian="normal" style:font-size-complex="20pt" style:font-weight-complex="normal"/>
    </style:style>
    <style:style style:name="P7" style:family="paragraph" style:parent-style-name="Standard">
      <style:text-properties fo:font-size="20pt" fo:font-weight="normal" officeooo:rsid="00188e83" officeooo:paragraph-rsid="00188e83" style:font-size-asian="17.5pt" style:font-weight-asian="normal" style:font-size-complex="20pt" style:font-weight-complex="normal"/>
    </style:style>
    <style:style style:name="P8" style:family="paragraph" style:parent-style-name="Standard">
      <style:text-properties fo:color="#c9211e" fo:font-size="20pt" fo:font-weight="normal" officeooo:rsid="00188e83" officeooo:paragraph-rsid="00188e83" style:font-size-asian="17.5pt" style:font-weight-asian="normal" style:font-size-complex="20pt" style:font-weight-complex="normal"/>
    </style:style>
    <style:style style:name="P9" style:family="paragraph" style:parent-style-name="Standard">
      <style:text-properties fo:color="#000000" fo:font-size="20pt" fo:font-weight="normal" officeooo:rsid="00188e83" officeooo:paragraph-rsid="00188e83" style:font-size-asian="17.5pt" style:font-weight-asian="normal" style:font-size-complex="20pt" style:font-weight-complex="normal"/>
    </style:style>
    <style:style style:name="P10" style:family="paragraph" style:parent-style-name="Standard">
      <style:text-properties fo:color="#000000" fo:font-size="20pt" fo:font-weight="normal" officeooo:rsid="00188e83" officeooo:paragraph-rsid="0018e67e" style:font-size-asian="17.5pt" style:font-weight-asian="normal" style:font-size-complex="20pt" style:font-weight-complex="normal"/>
    </style:style>
    <style:style style:name="P11" style:family="paragraph" style:parent-style-name="Table_20_Contents">
      <style:text-properties fo:font-size="20pt" officeooo:rsid="0016ffef" officeooo:paragraph-rsid="0016ffef" style:font-size-asian="17.5pt" style:font-size-complex="20pt"/>
    </style:style>
    <style:style style:name="P12" style:family="paragraph" style:parent-style-name="Table_20_Contents">
      <style:text-properties fo:font-size="20pt" officeooo:rsid="0017d0d5" officeooo:paragraph-rsid="0017d0d5" style:font-size-asian="17.5pt" style:font-size-complex="20pt"/>
    </style:style>
    <style:style style:name="P13" style:family="paragraph" style:parent-style-name="Table_20_Contents">
      <style:text-properties fo:font-size="20pt" fo:font-weight="bold" officeooo:rsid="0016ffef" officeooo:paragraph-rsid="0016ffef" style:font-size-asian="17.5pt" style:font-weight-asian="bold" style:font-size-complex="20pt" style:font-weight-complex="bold"/>
    </style:style>
    <style:style style:name="P14" style:family="paragraph" style:parent-style-name="Table_20_Contents">
      <style:text-properties fo:font-size="20pt" fo:font-weight="normal" officeooo:rsid="0016ffef" officeooo:paragraph-rsid="0016ffef" style:font-size-asian="17.5pt" style:font-weight-asian="normal" style:font-size-complex="20pt" style:font-weight-complex="normal"/>
    </style:style>
    <style:style style:name="T1" style:family="text">
      <style:text-properties officeooo:rsid="00188e83"/>
    </style:style>
    <style:style style:name="T2" style:family="text">
      <style:text-properties fo:color="#c9211e"/>
    </style:style>
    <style:style style:name="T3" style:family="text">
      <style:text-properties fo:color="#c9211e" officeooo:rsid="0018e67e"/>
    </style:style>
    <style:style style:name="T4" style:family="text">
      <style:text-properties fo:color="#c9211e" officeooo:rsid="001b1525"/>
    </style:style>
    <style:style style:name="T5" style:family="text">
      <style:text-properties officeooo:rsid="0018e67e"/>
    </style:style>
    <style:style style:name="T6" style:family="text">
      <style:text-properties officeooo:rsid="0019b7b0"/>
    </style:style>
    <style:style style:name="T7" style:family="text">
      <style:text-properties officeooo:rsid="001b15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:</text:p>
      <text:p text:style-name="P4"/>
      <text:list xml:id="list2503059030" text:style-name="L1">
        <text:list-item>
          <text:p text:style-name="P5">Python doesn’t require you to use objects or classes.</text:p>
        </text:list-item>
        <text:list-item>
          <text:p text:style-name="P5">Complex programs are hard to keep organized.</text:p>
        </text:list-item>
        <text:list-item>
          <text:p text:style-name="P5">Object-oriented programming organizes and structures code. </text:p>
        </text:list-item>
        <text:list-item>
          <text:p text:style-name="P5">OOP groups together data and <text:span text:style-name="T1">behavior</text:span> into one place.</text:p>
        </text:list-item>
        <text:list-item>
          <text:p text:style-name="P5">OOP promotes modularization of programs.</text:p>
        </text:list-item>
        <text:list-item>
          <text:p text:style-name="P5">Isolates different parts of the program from each other.</text:p>
        </text:list-item>
      </text:list>
      <text:p text:style-name="P4"/>
      <text:p text:style-name="P2">OOP Terms: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Class</text:p>
          </table:table-cell>
          <table:table-cell table:style-name="Table1.B1" office:value-type="string">
            <text:p text:style-name="P14">Blueprint for creating objects of same type.</text:p>
          </table:table-cell>
        </table:table-row>
        <table:table-row>
          <table:table-cell table:style-name="Table1.A2" office:value-type="string">
            <text:p text:style-name="P13">Methods</text:p>
          </table:table-cell>
          <table:table-cell table:style-name="Table1.B2" office:value-type="string">
            <text:p text:style-name="P11">Regular functions that are part of a class.</text:p>
          </table:table-cell>
        </table:table-row>
        <table:table-row>
          <table:table-cell table:style-name="Table1.A2" office:value-type="string">
            <text:p text:style-name="P13">Attributes</text:p>
          </table:table-cell>
          <table:table-cell table:style-name="Table1.B2" office:value-type="string">
            <text:p text:style-name="P11">Variables that hold data are part of class.</text:p>
          </table:table-cell>
        </table:table-row>
        <table:table-row>
          <table:table-cell table:style-name="Table1.A2" office:value-type="string">
            <text:p text:style-name="P13">Object</text:p>
          </table:table-cell>
          <table:table-cell table:style-name="Table1.B2" office:value-type="string">
            <text:p text:style-name="P11">A specific instance of a class.</text:p>
          </table:table-cell>
        </table:table-row>
        <table:table-row>
          <table:table-cell table:style-name="Table1.A2" office:value-type="string">
            <text:p text:style-name="P13">Inheritance</text:p>
          </table:table-cell>
          <table:table-cell table:style-name="Table1.B2" office:value-type="string">
            <text:p text:style-name="P12">Means by which a class can inherit capabilities from another.</text:p>
          </table:table-cell>
        </table:table-row>
        <table:table-row>
          <table:table-cell table:style-name="Table1.A2" office:value-type="string">
            <text:p text:style-name="P13">Composition</text:p>
          </table:table-cell>
          <table:table-cell table:style-name="Table1.B2" office:value-type="string">
            <text:p text:style-name="P12">Means of building complex objects out of other objects.</text:p>
          </table:table-cell>
        </table:table-row>
      </table:table>
      <text:p text:style-name="P6"/>
      <text:p text:style-name="P3">Creating a basic class:</text:p>
      <text:p text:style-name="P7">class Book:</text:p>
      <text:p text:style-name="P7"><text:tab/>def __init__(self, title, author, pages, price): </text:p>
      <text:p text:style-name="P7"><text:span text:style-name="T2"><text:tab/><text:tab/>// This is initializer function.</text:span></text:p>
      <text:p text:style-name="P7"><text:tab/><text:tab/>self.title = title</text:p>
      <text:p text:style-name="P7"><text:tab/><text:tab/>self.author = author</text:p>
      <text:p text:style-name="P7"><text:tab/><text:tab/>self.pages = pages</text:p>
      <text:p text:style-name="P7"><text:tab/><text:tab/>self.price = price</text:p>
      <text:p text:style-name="P7"/>
      <text:p text:style-name="P7"><text:soft-page-break/><text:tab/></text:p>
      <text:p text:style-name="P7"><text:tab/> <text:s text:c="4"/></text:p>
      <text:p text:style-name="P8"><text:tab/>//Creating some instance methods.</text:p>
      <text:p text:style-name="P9"><text:tab/>def getprice(self):</text:p>
      <text:p text:style-name="P9"><text:tab/><text:tab/>return self.price</text:p>
      <text:p text:style-name="P9"/>
      <text:p text:style-name="P9"><text:tab/><text:span text:style-name="T2">//</text:span><text:span text:style-name="T3">Creating some book instances.</text:span></text:p>
      <text:p text:style-name="P9"><text:span text:style-name="T3"><text:tab/></text:span><text:span text:style-name="T5">B1 = Book(“War Peace”, “Leo Tolstoy”, 1225, 39.</text:span><text:span text:style-name="T6">95</text:span><text:span text:style-name="T5">)</text:span></text:p>
      <text:p text:style-name="P10"><text:tab/><text:span text:style-name="T5">B2 = Book(“Catcher”, “JD Salinger”, 234, 29.95)</text:span></text:p>
      <text:p text:style-name="P10"/>
      <text:p text:style-name="P10"><text:tab/><text:span text:style-name="T2">//</text:span><text:span text:style-name="T4">print the price of book1</text:span></text:p>
      <text:p text:style-name="P10"><text:span text:style-name="T7"><text:tab/>print(b1.getprice()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8:06:02.563000608</meta:creation-date>
    <dc:date>2020-07-25T19:29:31.677794598</dc:date>
    <meta:editing-duration>PT12M46S</meta:editing-duration>
    <meta:editing-cycles>4</meta:editing-cycles>
    <meta:generator>LibreOffice/6.4.4.2$Linux_X86_64 LibreOffice_project/40$Build-2</meta:generator>
    <meta:document-statistic meta:table-count="1" meta:image-count="0" meta:object-count="0" meta:page-count="2" meta:paragraph-count="38" meta:word-count="170" meta:character-count="1120" meta:non-whitespace-character-count="963"/>
  </office:meta>
</office:document-meta>
</file>